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Preformatted_20_Text">
      <style:text-properties fo:language="fr" fo:country="FR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9a89a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19a89a"/>
    </style:style>
    <style:style style:name="T4" style:family="text">
      <style:text-properties fo:language="fr" fo:country="FR" officeooo:rsid="001b2b2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git.giesima.fr/pv3" text:style-name="Internet_20_link" text:visited-style-name="Visited_20_Internet_20_Link">PV3</text:a><text:span text:style-name="T2"> →</text:span><text:span text:style-name="T3"> </text:span><text:a xlink:type="simple" xlink:href="https://git.giesima.fr/pv3/praeconis" text:style-name="Internet_20_link" text:visited-style-name="Visited_20_Internet_20_Link">praeconis</text:a> →<text:span text:style-name="T1"> </text:span><text:a xlink:type="simple" xlink:href="https://git.giesima.fr/pv3/praeconis/-/tags" text:style-name="Internet_20_link" text:visited-style-name="Visited_20_Internet_20_Link">Tags</text:a> →<text:span text:style-name="T1"> </text:span><text:a xlink:type="simple" xlink:href="https://git.giesima.fr/pv3/praeconis/-/tags/8.25.1.12" text:style-name="Internet_20_link" text:visited-style-name="Visited_20_Internet_20_Link">8.25.1.12</text:a></text:p>
      <text:p text:style-name="P2"/>
      <text:p text:style-name="P2"><text:bookmark text:name="LC1"/>su webadmin # &lt;= administrateur du site web</text:p>
      <text:p text:style-name="P2"><text:bookmark text:name="LC2"/>cd /var/www/html/praeconis</text:p>
      <text:p text:style-name="P2"><text:bookmark text:name="LC3"/>drush sset system.maintenance_mode TRUE</text:p>
      <text:p text:style-name="P2"><text:bookmark text:name="LC4"/>drush cr</text:p>
      <text:p text:style-name="P2"><text:bookmark text:name="LC5"/>drush cron</text:p>
      <text:p text:style-name="Preformatted_20_Text"><text:bookmark text:name="LC6"/></text:p>
      <text:p text:style-name="P2"><text:bookmark text:name="LC7"/>git checkout -- web/package-lock.json web/package.json</text:p>
      <text:p text:style-name="P2"><text:bookmark text:name="LC8"/>git checkout -- web/modules/custom</text:p>
      <text:p text:style-name="Preformatted_20_Text"><text:bookmark text:name="LC9"/></text:p>
      <text:p text:style-name="P2"><text:bookmark text:name="LC10"/>drush cex local -y</text:p>
      <text:p text:style-name="Preformatted_20_Text"><text:bookmark text:name="LC11"/></text:p>
      <text:p text:style-name="P2"><text:bookmark text:name="LC12"/>git fetch</text:p>
      <text:p text:style-name="Preformatted_20_Text"><text:bookmark text:name="LC13"/></text:p>
      <text:p text:style-name="P2"><text:bookmark text:name="LC14"/>git checkout 8.25.1.12</text:p>
      <text:p text:style-name="Preformatted_20_Text"><text:bookmark text:name="LC15"/></text:p>
      <text:p text:style-name="P2"><text:bookmark text:name="LC16"/>drush cdel config_split.config_split.dev</text:p>
      <text:p text:style-name="P2"><text:bookmark text:name="LC17"/>drush cdel config_split.config_split.overrides</text:p>
      <text:p text:style-name="P2"><text:bookmark text:name="LC18"/>drush cdel config_split.config_split.preprod</text:p>
      <text:p text:style-name="P2"><text:bookmark text:name="LC19"/>drush cdel config_split.config_split.prod</text:p>
      <text:p text:style-name="P2"><text:bookmark text:name="LC20"/>drush cdel config_split.config_split.recette</text:p>
      <text:p text:style-name="P2"><text:bookmark text:name="LC21"/>drush cdel config_split.config_split.sandbox</text:p>
      <text:p text:style-name="P2"><text:bookmark text:name="LC22"/>drush cdel config_split.config_split.zephir</text:p>
      <text:p text:style-name="Preformatted_20_Text"><text:bookmark text:name="LC23"/></text:p>
      <text:p text:style-name="P2"><text:bookmark text:name="LC24"/>drush cim --partial --source='/var/www/html/praeconis/config/drupal/whitelist' --yes</text:p>
      <text:p text:style-name="Preformatted_20_Text"><text:bookmark text:name="LC25"/></text:p>
      <text:p text:style-name="P2"><text:bookmark text:name="LC26"/>drush sset system.maintenance_mode FALSE</text:p>
      <text:p text:style-name="P3"><text:bookmark text:name="LC27"/><text:span text:style-name="T2">drush c</text:span><text:span text:style-name="T4">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9T15:30:43.497705448</meta:creation-date>
    <dc:date>2020-12-29T15:32:10.348300549</dc:date>
    <meta:editing-duration>PT1M27S</meta:editing-duration>
    <meta:editing-cycles>4</meta:editing-cycles>
    <meta:generator>LibreOffice/6.1.5.2$Linux_X86_64 LibreOffice_project/10$Build-2</meta:generator>
    <meta:document-statistic meta:table-count="0" meta:image-count="0" meta:object-count="0" meta:page-count="1" meta:paragraph-count="21" meta:word-count="78" meta:character-count="731" meta:non-whitespace-character-count="677"/>
  </office:meta>
</office:document-meta>
</file>